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color="#000000" draw:fill-color="#ffffff" draw:textarea-horizontal-align="justify" draw:textarea-vertical-align="middle" draw:auto-grow-height="false" fo:min-height="9.15cm" fo:min-width="6.6cm"/>
    </style:style>
    <style:style style:name="gr2" style:family="graphic" style:parent-style-name="Default_5f_1">
      <style:graphic-properties draw:stroke="none" svg:stroke-color="#000000" draw:fill-color="#e8e8e8" draw:textarea-horizontal-align="justify" draw:textarea-vertical-align="middle" draw:auto-grow-height="false" fo:min-height="6.95cm" fo:min-width="6.6cm"/>
    </style:style>
    <style:style style:name="gr3" style:family="graphic" style:parent-style-name="Default_5f_1">
      <style:graphic-properties draw:stroke="none" svg:stroke-color="#000000" draw:fill="none" draw:fill-color="#ffffff" draw:auto-grow-width="true" fo:min-height="0.278cm" fo:min-width="0.861cm" fo:padding-top="0cm" fo:padding-bottom="0cm" fo:padding-left="0cm" fo:padding-right="0cm"/>
      <style:paragraph-properties style:writing-mode="lr-tb"/>
    </style:style>
    <style:style style:name="gr4" style:family="graphic" style:parent-style-name="Object_20_without_20_fill_5f_1">
      <style:graphic-properties draw:stroke="solid" draw:stroke-dash="Fine_20_Dashed" svg:stroke-width="0.028cm" svg:stroke-color="#000000" draw:marker-start-width="0.242cm" draw:marker-end="Dimension_20_Lines" draw:marker-end-width="0.242cm" draw:fill="solid" draw:textarea-vertical-align="middle" fo:padding-top="0.139cm" fo:padding-bottom="0.144cm" fo:padding-left="0.264cm" fo:padding-right="0.264cm"/>
    </style:style>
    <style:style style:name="gr5" style:family="graphic" style:parent-style-name="Default_5f_1">
      <style:graphic-properties draw:stroke="none" svg:stroke-color="#000000" draw:fill="none" draw:fill-color="#ffffff" draw:auto-grow-width="true" fo:min-height="0.276cm" fo:min-width="0.819cm" fo:padding-top="0cm" fo:padding-bottom="0cm" fo:padding-left="0cm" fo:padding-right="0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draw:auto-grow-width="true" fo:min-height="0.276cm" fo:min-width="0.708cm" fo:padding-top="0cm" fo:padding-bottom="0cm" fo:padding-left="0cm" fo:padding-right="0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auto-grow-width="true" fo:min-height="0.276cm" fo:min-width="0.629cm" fo:padding-top="0cm" fo:padding-bottom="0cm" fo:padding-left="0cm" fo:padding-right="0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auto-grow-width="true" fo:min-height="0.276cm" fo:min-width="0.937cm" fo:padding-top="0cm" fo:padding-bottom="0cm" fo:padding-left="0cm" fo:padding-right="0cm"/>
      <style:paragraph-properties style:writing-mode="lr-tb"/>
    </style:style>
    <style:style style:name="gr10" style:family="graphic" style:parent-style-name="Default_5f_1">
      <style:graphic-properties draw:stroke="solid" svg:stroke-color="#000000" draw:fill="solid" draw:fill-color="#faebd7" draw:auto-grow-width="true" fo:min-height="0.276cm" fo:min-width="0.6cm" fo:padding-top="0cm" fo:padding-bottom="0cm" fo:padding-left="0cm" fo:padding-right="0cm"/>
      <style:paragraph-properties style:writing-mode="lr-tb"/>
    </style:style>
    <style:style style:name="gr11" style:family="graphic" style:parent-style-name="Default_5f_1">
      <style:graphic-properties draw:stroke="solid" svg:stroke-color="#000000" draw:fill="solid" draw:fill-color="#faebd7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12" style:family="graphic" style:parent-style-name="Default_5f_1">
      <style:graphic-properties draw:stroke="solid" svg:stroke-color="#000000" draw:fill="solid" draw:fill-color="#faebd7" draw:auto-grow-width="true" fo:min-height="0.276cm" fo:min-width="0.586cm" fo:padding-top="0cm" fo:padding-bottom="0cm" fo:padding-left="0cm" fo:padding-right="0cm"/>
      <style:paragraph-properties style:writing-mode="lr-tb"/>
    </style:style>
    <style:style style:name="gr13" style:family="graphic" style:parent-style-name="Default_5f_1">
      <style:graphic-properties draw:stroke="solid" svg:stroke-color="#000000" draw:fill="solid" draw:fill-color="#faebd7" draw:auto-grow-width="true" fo:min-height="0.276cm" fo:min-width="0.883cm" fo:padding-top="0cm" fo:padding-bottom="0cm" fo:padding-left="0cm" fo:padding-right="0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width="true" fo:min-height="0.276cm" fo:min-width="0.9cm" fo:padding-top="0cm" fo:padding-bottom="0cm" fo:padding-left="0cm" fo:padding-right="0cm"/>
      <style:paragraph-properties style:writing-mode="lr-tb"/>
    </style:style>
    <style:style style:name="gr15" style:family="graphic" style:parent-style-name="Default_5f_1">
      <style:graphic-properties draw:stroke="solid" svg:stroke-color="#000000" draw:fill="solid" draw:fill-color="#faebd7" draw:auto-grow-width="true" fo:min-height="0.278cm" fo:min-width="1.353cm" fo:padding-top="0cm" fo:padding-bottom="0cm" fo:padding-left="0cm" fo:padding-right="0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auto-grow-width="true" fo:min-height="0.276cm" fo:min-width="1.128cm" fo:padding-top="0cm" fo:padding-bottom="0cm" fo:padding-left="0cm" fo:padding-right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auto-grow-width="true" fo:min-height="0.551cm" fo:min-width="1.336cm" fo:padding-top="0cm" fo:padding-bottom="0cm" fo:padding-left="0cm" fo:padding-right="0cm"/>
      <style:paragraph-properties style:writing-mode="lr-tb"/>
    </style:style>
    <style:style style:name="gr18" style:family="graphic" style:parent-style-name="Default_5f_1">
      <style:graphic-properties draw:stroke="solid" svg:stroke-color="#000000" draw:fill="solid" draw:fill-color="#faebd7" draw:auto-grow-width="true" fo:min-height="0.276cm" fo:min-width="1.594cm" fo:padding-top="0cm" fo:padding-bottom="0cm" fo:padding-left="0cm" fo:padding-right="0cm"/>
      <style:paragraph-properties style:writing-mode="lr-tb"/>
    </style:style>
    <style:style style:name="gr19" style:family="graphic" style:parent-style-name="Default_5f_1">
      <style:graphic-properties draw:stroke="solid" svg:stroke-color="#000000" draw:fill="solid" draw:fill-color="#faebd7" draw:auto-grow-width="true" fo:min-height="0.276cm" fo:min-width="1.26cm" fo:padding-top="0cm" fo:padding-bottom="0cm" fo:padding-left="0cm" fo:padding-right="0cm"/>
      <style:paragraph-properties style:writing-mode="lr-tb"/>
    </style:style>
    <style:style style:name="gr20" style:family="graphic" style:parent-style-name="Default_5f_1">
      <style:graphic-properties draw:stroke="solid" svg:stroke-color="#000000" draw:fill="solid" draw:fill-color="#faebd7" draw:auto-grow-width="true" fo:min-height="0.276cm" fo:min-width="1.213cm" fo:padding-top="0cm" fo:padding-bottom="0cm" fo:padding-left="0cm" fo:padding-right="0cm"/>
      <style:paragraph-properties style:writing-mode="lr-tb"/>
    </style:style>
    <style:style style:name="gr21" style:family="graphic" style:parent-style-name="Object_20_without_20_fill_5f_1">
      <style:graphic-properties svg:stroke-width="0.028cm" draw:marker-start-width="0.242cm" draw:marker-end="Symmetric_20_Arrow" draw:marker-end-width="0.12cm" draw:fill="solid" draw:textarea-vertical-align="middle" fo:padding-top="0.139cm" fo:padding-bottom="0.144cm" fo:padding-left="0.264cm" fo:padding-right="0.264cm"/>
      <style:paragraph-properties style:writing-mode="lr-tb"/>
    </style:style>
    <style:style style:name="gr22" style:family="graphic" style:parent-style-name="Object_20_without_20_fill_5f_1">
      <style:graphic-properties draw:stroke="dash" draw:stroke-dash="Long_20_Dash" svg:stroke-width="0.028cm" svg:stroke-color="#808080" draw:marker-start-width="0.242cm" draw:marker-end="Symmetric_20_Arrow" draw:marker-end-width="0.12cm" draw:fill="solid" draw:textarea-vertical-align="middle" fo:padding-top="0.139cm" fo:padding-bottom="0.144cm" fo:padding-left="0.264cm" fo:padding-right="0.264cm"/>
      <style:paragraph-properties style:writing-mode="lr-tb"/>
    </style:style>
    <style:style style:name="gr23" style:family="graphic" style:parent-style-name="Object_20_without_20_fill_5f_1">
      <style:graphic-properties svg:stroke-width="0.028cm" draw:marker-start="Symmetric_20_Arrow" draw:marker-start-width="0.12cm" draw:marker-end="Symmetric_20_Arrow" draw:marker-end-width="0.12cm" draw:fill="solid" draw:textarea-vertical-align="middle" fo:padding-top="0.139cm" fo:padding-bottom="0.144cm" fo:padding-left="0.264cm" fo:padding-right="0.264cm"/>
      <style:paragraph-properties style:writing-mode="lr-tb"/>
    </style:style>
    <style:style style:name="gr24" style:family="graphic" style:parent-style-name="Object_20_without_20_fill_5f_1">
      <style:graphic-properties svg:stroke-width="0.028cm" draw:marker-start-width="0.242cm" draw:marker-end="Symmetric_20_Arrow" draw:marker-end-width="0.12cm" draw:fill="solid" draw:textarea-vertical-align="middle" fo:padding-top="0.139cm" fo:padding-bottom="0.144cm" fo:padding-left="0.264cm" fo:padding-right="0.264cm"/>
    </style:style>
    <style:style style:name="gr25" style:family="graphic" style:parent-style-name="Object_20_without_20_fill_5f_1">
      <style:graphic-properties svg:stroke-width="0.028cm" draw:marker-start="" draw:marker-start-width="0.12cm" draw:marker-end="Symmetric_20_Arrow" draw:marker-end-width="0.12cm" draw:fill="solid" draw:textarea-vertical-align="middle" fo:padding-top="0.139cm" fo:padding-bottom="0.144cm" fo:padding-left="0.264cm" fo:padding-right="0.264cm"/>
    </style:style>
    <style:style style:name="gr26" style:family="graphic" style:parent-style-name="Object_20_without_20_fill_5f_1">
      <style:graphic-properties svg:stroke-width="0.028cm" draw:marker-start="Symmetric_20_Arrow" draw:marker-start-width="0.12cm" draw:marker-end="Symmetric_20_Arrow" draw:marker-end-width="0.12cm" draw:fill="solid" draw:textarea-vertical-align="middle" fo:padding-top="0.139cm" fo:padding-bottom="0.144cm" fo:padding-left="0.264cm" fo:padding-right="0.264cm"/>
    </style:style>
    <style:style style:name="gr27" style:family="graphic" style:parent-style-name="Default_5f_1">
      <style:graphic-properties svg:stroke-width="0.028cm" svg:stroke-color="#00bfff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  <style:paragraph-properties style:writing-mode="lr-tb"/>
    </style:style>
    <style:style style:name="gr28" style:family="graphic" style:parent-style-name="Default_5f_1">
      <style:graphic-properties draw:stroke="none" svg:stroke-color="#000000" draw:fill="none" draw:fill-color="#ffffff" draw:auto-grow-width="true" fo:min-height="0.653cm" fo:min-width="1.971cm" fo:padding-top="0cm" fo:padding-bottom="0cm" fo:padding-left="0cm" fo:padding-right="0cm"/>
      <style:paragraph-properties style:writing-mode="lr-tb"/>
    </style:style>
    <style:style style:name="gr29" style:family="graphic" style:parent-style-name="Object_20_without_20_fill_5f_1">
      <style:graphic-properties svg:stroke-width="0.028cm" draw:marker-start="" draw:marker-start-width="0.342cm" draw:marker-end="Symmetric_20_Arrow" draw:marker-end-width="0.12cm" draw:fill="solid" draw:textarea-vertical-align="middle" fo:padding-top="0.139cm" fo:padding-bottom="0.144cm" fo:padding-left="0.264cm" fo:padding-right="0.264cm"/>
    </style:style>
    <style:style style:name="gr30" style:family="graphic" style:parent-style-name="Object_20_without_20_fill_5f_1">
      <style:graphic-properties draw:stroke="solid" draw:stroke-dash="Fine_20_Dashed" svg:stroke-width="0.028cm" svg:stroke-color="#000000" draw:marker-start-width="0.242cm" draw:marker-end="Symmetric_20_Arrow" draw:marker-end-width="0.13cm" draw:fill="solid" draw:textarea-vertical-align="middle" fo:padding-top="0.139cm" fo:padding-bottom="0.144cm" fo:padding-left="0.264cm" fo:padding-right="0.2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8e8e8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Arial" fo:font-size="5pt" fo:font-weight="normal" fo:background-color="#e8e8e8" style:font-size-asian="5pt" style:font-weight-asian="normal" style:font-size-complex="5pt" style:font-weight-complex="normal"/>
    </style:style>
    <style:style style:name="P5" style:family="paragraph">
      <loext:graphic-properties draw:fill="solid"/>
    </style:style>
    <style:style style:name="P6" style:family="paragraph">
      <loext:graphic-properties draw:fill="none" draw:fill-color="#ffffff"/>
      <style:paragraph-properties style:writing-mode="lr-tb"/>
      <style:text-properties fo:color="#a9a9a9" style:font-name="Arial" fo:font-size="5pt" fo:background-color="transparent" style:font-size-asian="5pt" style:font-size-complex="5pt"/>
    </style:style>
    <style:style style:name="P7" style:family="paragraph">
      <loext:graphic-properties draw:fill="none" draw:fill-color="#ffffff"/>
      <style:paragraph-properties style:writing-mode="lr-tb"/>
      <style:text-properties fo:color="#808080" style:font-name="Arial" fo:font-size="5pt" fo:background-color="transparent" style:font-size-asian="5pt" style:font-size-complex="5pt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5pt" style:font-size-asian="5pt" style:font-size-complex="5pt"/>
    </style:style>
    <style:style style:name="P9" style:family="paragraph">
      <loext:graphic-properties draw:fill="solid" draw:fill-color="#faebd7"/>
      <style:paragraph-properties style:writing-mode="lr-tb"/>
      <style:text-properties style:font-name="Arial" fo:font-size="5pt" fo:background-color="transparent" style:font-size-asian="5pt" style:font-size-complex="5pt"/>
    </style:style>
    <style:style style:name="P10" style:family="paragraph">
      <loext:graphic-properties draw:fill="solid" draw:fill-color="#faebd7"/>
      <style:paragraph-properties fo:text-align="center" style:writing-mode="lr-tb"/>
      <style:text-properties style:font-name="Arial" fo:font-size="5pt" fo:background-color="transparent" style:font-size-asian="5pt" style:font-size-complex="5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rial" fo:font-size="5pt" fo:background-color="#e8e8e8" style:font-size-asian="5pt" style:font-size-complex="5pt"/>
    </style:style>
    <style:style style:name="P12" style:family="paragraph">
      <loext:graphic-properties draw:fill="solid"/>
      <style:paragraph-properties style:writing-mode="lr-tb"/>
      <style:text-properties style:font-name="Arial" fo:font-size="7pt" fo:background-color="#ffffff" style:font-size-asian="7pt" style:font-size-complex="7pt"/>
    </style:style>
    <style:style style:name="P13" style:family="paragraph">
      <loext:graphic-properties draw:fill="solid"/>
      <style:paragraph-properties style:writing-mode="lr-tb"/>
      <style:text-properties style:font-name="Arial" fo:font-size="7pt" style:font-size-asian="7pt" style:font-size-complex="7pt"/>
    </style:style>
    <style:style style:name="P14" style:family="paragraph">
      <loext:graphic-properties draw:fill="solid"/>
      <style:paragraph-properties style:writing-mode="lr-tb"/>
      <style:text-properties style:font-name="Arial" fo:font-size="7pt" fo:background-color="#e8e8e8" style:font-size-asian="7pt" style:font-size-complex="7pt"/>
    </style:style>
    <style:style style:name="P15" style:family="paragraph">
      <loext:graphic-properties draw:fill="solid"/>
      <style:paragraph-properties fo:text-align="center" style:writing-mode="lr-tb"/>
      <style:text-properties style:font-name="Arial" fo:font-size="7pt" fo:background-color="#e8e8e8" style:font-size-asian="7pt" style:font-size-complex="7pt"/>
    </style:style>
    <style:style style:name="P16" style:family="paragraph">
      <style:paragraph-properties fo:text-align="center" style:writing-mode="lr-tb"/>
      <style:text-properties style:font-name="Arial" fo:font-size="7pt" style:font-size-asian="7pt" style:font-size-complex="7pt"/>
    </style:style>
    <style:style style:name="P17" style:family="paragraph">
      <loext:graphic-properties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style:font-name="Arial" fo:font-size="7pt" fo:font-weight="normal" fo:background-color="#e8e8e8" style:font-size-asian="7pt" style:font-weight-asian="normal" style:font-size-complex="7pt" style:font-weight-complex="normal"/>
    </style:style>
    <style:style style:name="T2" style:family="text">
      <style:text-properties fo:color="#a9a9a9" style:font-name="Arial" fo:font-size="7pt" fo:background-color="transparent" style:font-size-asian="7pt" style:font-size-complex="7pt"/>
    </style:style>
    <style:style style:name="T3" style:family="text">
      <style:text-properties fo:color="#808080" style:font-name="Arial" fo:font-size="7pt" fo:background-color="transparent" style:font-size-asian="7pt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1" fo:font-size="7pt" fo:background-color="transparent" style:font-name-asian="Arial1" style:font-size-asian="7pt" style:font-name-complex="Arial1" style:font-size-complex="7pt"/>
    </style:style>
    <style:style style:name="T6" style:family="text">
      <style:text-properties style:font-name="Arial" fo:font-size="7pt" fo:background-color="transparent" style:font-name-asian="Arial1" style:font-size-asian="7pt" style:font-name-complex="Arial1" style:font-size-complex="7pt"/>
    </style:style>
    <style:style style:name="T7" style:family="text">
      <style:text-properties style:font-name="Arial" fo:font-size="7pt" fo:background-color="transparent" style:font-size-asian="7pt" style:font-size-complex="7pt"/>
    </style:style>
    <style:style style:name="T8" style:family="text">
      <style:text-properties fo:font-size="7pt" fo:background-color="transparent" style:font-name-asian="Arial1" style:font-size-asian="7pt" style:font-name-complex="Arial1" style:font-size-complex="7pt"/>
    </style:style>
    <style:style style:name="T9" style:family="text">
      <style:text-properties fo:font-size="7pt" style:font-name-asian="Arial1" style:font-size-asian="7pt" style:font-name-complex="Arial1" style:font-size-complex="7pt"/>
    </style:style>
    <style:style style:name="T10" style:family="text">
      <style:text-properties style:font-name="Arial" fo:font-size="7pt" fo:background-color="#e8e8e8" style:font-size-asian="7pt" style:font-size-complex="7pt"/>
    </style:style>
    <style:style style:name="T11" style:family="text">
      <style:text-properties style:font-name="Arial" fo:font-size="7pt" fo:background-color="#ffffff" style:font-size-asian="7pt" style:font-size-complex="7pt"/>
    </style:style>
    <style:style style:name="T12" style:family="text">
      <style:text-properties style:font-name="Arial" fo:font-size="3pt" fo:background-color="#e8e8e8" style:font-size-asian="3pt" style:font-size-complex="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cm" svg:height="9.4cm" svg:x="1.9cm" svg:y="1.7cm">
          <draw:glue-point draw:id="4" svg:x="3.242cm" svg:y="3.23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1cm" svg:height="7.2cm" svg:x="1.9cm" svg:y="3.9cm">
          <draw:glue-point draw:id="4" svg:x="3.242cm" svg:y="3.23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0.861cm" svg:height="0.278cm" svg:x="6.822cm" svg:y="5.051cm">
          <draw:text-box>
            <text:p text:style-name="P3"><text:span text:style-name="T1">PDK2</text:span></text:p>
          </draw:text-box>
        </draw:frame>
        <draw:line draw:style-name="gr4" draw:text-style-name="P5" draw:layer="layout" svg:x1="6.7cm" svg:y1="5.19cm" svg:x2="5.8cm" svg:y2="5.19cm">
          <text:p/>
        </draw:line>
        <draw:frame draw:style-name="gr5" draw:text-style-name="P6" draw:layer="layout" svg:width="0.819cm" svg:height="0.276cm" draw:transform="rotate (1.5707963267949) translate (8.679cm 3.796cm)">
          <draw:text-box>
            <text:p><text:span text:style-name="T2">Cytosol</text:span></text:p>
          </draw:text-box>
        </draw:frame>
        <draw:frame draw:style-name="gr6" draw:text-style-name="P7" draw:layer="layout" svg:width="0.708cm" svg:height="0.276cm" draw:transform="rotate (1.5707963267949) translate (8.679cm 4.629cm)">
          <draw:text-box>
            <text:p><text:span text:style-name="T3">Matrix</text:span></text:p>
          </draw:text-box>
        </draw:frame>
        <draw:frame draw:style-name="gr7" draw:text-style-name="P8" xml:id="id2" draw:id="id2" draw:layer="layout" svg:width="0.967cm" svg:height="0.276cm" svg:x="4.902cm" svg:y="3.351cm">
          <draw:text-box>
            <text:p><text:span text:style-name="T4">Pyruvate</text:span></text:p>
          </draw:text-box>
          <draw:glue-point draw:id="4" svg:x="-4.994cm" svg:y="-5cm"/>
          <draw:glue-point draw:id="5" svg:x="5.005cm" svg:y="-5cm"/>
          <draw:glue-point draw:id="6" svg:x="-2.481cm" svg:y="-5cm"/>
          <draw:glue-point draw:id="7" svg:x="2.15cm" svg:y="-5cm"/>
        </draw:frame>
        <draw:frame draw:style-name="gr8" draw:text-style-name="P8" xml:id="id1" draw:id="id1" draw:layer="layout" svg:width="0.629cm" svg:height="0.276cm" svg:x="3.25cm" svg:y="1.812cm">
          <draw:text-box>
            <text:p><text:span text:style-name="T4"><text:s/></text:span><text:span text:style-name="T4">PEP </text:span></text:p>
          </draw:text-box>
          <draw:glue-point draw:id="4" svg:x="4.748cm" svg:y="5cm"/>
        </draw:frame>
        <draw:frame draw:style-name="gr9" draw:text-style-name="P8" xml:id="id3" draw:id="id3" draw:layer="layout" svg:width="0.937cm" svg:height="0.276cm" svg:x="6.884cm" svg:y="1.812cm">
          <draw:text-box>
            <text:p><text:span text:style-name="T4"><text:s text:c="2"/></text:span><text:span text:style-name="T4">Lactate</text:span></text:p>
          </draw:text-box>
          <draw:glue-point draw:id="4" svg:x="-4.994cm" svg:y="5cm"/>
        </draw:frame>
        <draw:frame draw:style-name="gr7" draw:text-style-name="P8" xml:id="id7" draw:id="id7" draw:layer="layout" svg:width="0.967cm" svg:height="0.276cm" svg:x="4.902cm" svg:y="4.407cm">
          <draw:text-box>
            <text:p><text:span text:style-name="T4">Pyruvate</text:span></text:p>
          </draw:text-box>
        </draw:frame>
        <draw:frame draw:style-name="gr10" draw:text-style-name="P9" xml:id="id10" draw:id="id10" draw:layer="layout" svg:width="0.6cm" svg:height="0.276cm" svg:x="7.904cm" svg:y="8.059cm">
          <draw:text-box>
            <text:p><text:span text:style-name="T5"><text:s/></text:span><text:span text:style-name="T5">α</text:span><text:span text:style-name="T6">KG</text:span></text:p>
          </draw:text-box>
          <draw:glue-point draw:id="4" svg:x="5cm" svg:y="5cm"/>
          <draw:glue-point draw:id="5" svg:x="5cm" svg:y="-5cm"/>
          <draw:glue-point draw:id="6" svg:x="-5cm" svg:y="-4.891cm"/>
        </draw:frame>
        <draw:frame draw:style-name="gr11" draw:text-style-name="P10" xml:id="id9" draw:id="id9" draw:layer="layout" svg:width="0.887cm" svg:height="0.276cm" svg:x="6.909cm" svg:y="6.922cm">
          <draw:text-box>
            <text:p text:style-name="P3"><text:span text:style-name="T7">Citrate</text:span></text:p>
          </draw:text-box>
        </draw:frame>
        <draw:frame draw:style-name="gr12" draw:text-style-name="P9" xml:id="id4" draw:id="id4" draw:layer="layout" svg:width="0.586cm" svg:height="0.276cm" svg:x="3.271cm" svg:y="6.922cm">
          <draw:text-box>
            <text:p><text:span text:style-name="T7"><text:s/></text:span><text:span text:style-name="T7">Oxa </text:span></text:p>
          </draw:text-box>
          <draw:glue-point draw:id="4" svg:x="-4.995cm" svg:y="5cm"/>
          <draw:glue-point draw:id="5" svg:x="5cm" svg:y="-4.891cm"/>
          <draw:glue-point draw:id="6" svg:x="5cm" svg:y="5cm"/>
        </draw:frame>
        <draw:frame draw:style-name="gr13" draw:text-style-name="P9" xml:id="id14" draw:id="id14" draw:layer="layout" svg:width="0.883cm" svg:height="0.276cm" svg:x="2.45cm" svg:y="8.059cm">
          <draw:text-box>
            <text:p><text:span text:style-name="T8"><text:s/></text:span><text:span text:style-name="T8">Malate</text:span></text:p>
          </draw:text-box>
          <draw:glue-point draw:id="4" svg:x="5cm" svg:y="5cm"/>
          <draw:glue-point draw:id="5" svg:x="5cm" svg:y="-5cm"/>
          <draw:glue-point draw:id="6" svg:x="-4.994cm" svg:y="-5cm"/>
        </draw:frame>
        <draw:frame draw:style-name="gr14" draw:text-style-name="P8" xml:id="id5" draw:id="id5" draw:layer="layout" svg:width="0.9cm" svg:height="0.276cm" svg:x="2.45cm" svg:y="3.351cm">
          <draw:text-box>
            <text:p><text:span text:style-name="T9"><text:s/></text:span><text:span text:style-name="T9">Malate </text:span></text:p>
          </draw:text-box>
          <draw:glue-point draw:id="4" svg:x="5cm" svg:y="5cm"/>
          <draw:glue-point draw:id="5" svg:x="5cm" svg:y="-5cm"/>
          <draw:glue-point draw:id="6" svg:x="-5cm" svg:y="5cm"/>
        </draw:frame>
        <draw:frame draw:style-name="gr15" draw:text-style-name="P10" xml:id="id8" draw:id="id8" draw:layer="layout" svg:width="1.353cm" svg:height="0.278cm" svg:x="4.709cm" svg:y="6.022cm">
          <draw:text-box>
            <text:p text:style-name="P3"><text:span text:style-name="T7"><text:s/></text:span><text:span text:style-name="T7">Acetyl-CoA </text:span></text:p>
          </draw:text-box>
        </draw:frame>
        <draw:frame draw:style-name="gr16" draw:text-style-name="P8" xml:id="id15" draw:id="id15" draw:layer="layout" svg:width="1.128cm" svg:height="0.276cm" svg:x="7.376cm" svg:y="4.407cm">
          <draw:text-box>
            <text:p><text:span text:style-name="T9">Glutamate</text:span></text:p>
          </draw:text-box>
          <draw:glue-point draw:id="4" svg:x="5cm" svg:y="5cm"/>
          <draw:glue-point draw:id="5" svg:x="5cm" svg:y="-5cm"/>
        </draw:frame>
        <draw:frame draw:style-name="gr5" draw:text-style-name="P8" xml:id="id6" draw:id="id6" draw:layer="layout" svg:width="0.819cm" svg:height="0.276cm" svg:x="7.513cm" svg:y="3.351cm">
          <draw:text-box>
            <text:p><text:span text:style-name="T9">Alanine</text:span></text:p>
          </draw:text-box>
          <draw:glue-point draw:id="4" svg:x="5cm" svg:y="5cm"/>
          <draw:glue-point draw:id="5" svg:x="5cm" svg:y="-5cm"/>
        </draw:frame>
        <draw:frame draw:style-name="gr17" draw:text-style-name="P11" xml:id="id16" draw:id="id16" draw:layer="layout" svg:width="1.336cm" svg:height="0.551cm" svg:x="6.685cm" svg:y="5.88cm">
          <draw:text-box>
            <text:p text:style-name="P3"><text:span text:style-name="T10">KBs / FAs</text:span><text:span text:style-name="T10"><text:line-break/></text:span><text:span text:style-name="T10">Amino acids</text:span></text:p>
          </draw:text-box>
          <draw:glue-point draw:id="4" svg:x="-5cm" svg:y="5cm"/>
        </draw:frame>
        <draw:frame draw:style-name="gr18" draw:text-style-name="P9" xml:id="id11" draw:id="id11" draw:layer="layout" svg:width="1.594cm" svg:height="0.276cm" svg:x="6.555cm" svg:y="9.224cm">
          <draw:text-box>
            <text:p><text:span text:style-name="T8"><text:s/></text:span><text:span text:style-name="T8">Succinyl-CoA </text:span></text:p>
          </draw:text-box>
          <draw:glue-point draw:id="4" svg:x="5cm" svg:y="5cm"/>
          <draw:glue-point draw:id="5" svg:x="5cm" svg:y="-5cm"/>
          <draw:glue-point draw:id="6" svg:x="-5cm" svg:y="-4.891cm"/>
        </draw:frame>
        <draw:frame draw:style-name="gr19" draw:text-style-name="P9" xml:id="id13" draw:id="id13" draw:layer="layout" svg:width="1.26cm" svg:height="0.276cm" svg:x="2.934cm" svg:y="9.259cm">
          <draw:text-box>
            <text:p><text:span text:style-name="T8"><text:s/></text:span><text:span text:style-name="T8">Furmarate </text:span></text:p>
          </draw:text-box>
          <draw:glue-point draw:id="4" svg:x="5cm" svg:y="5cm"/>
          <draw:glue-point draw:id="5" svg:x="5cm" svg:y="-5cm"/>
          <draw:glue-point draw:id="6" svg:x="-5cm" svg:y="-4.891cm"/>
        </draw:frame>
        <draw:frame draw:style-name="gr20" draw:text-style-name="P9" xml:id="id12" draw:id="id12" draw:layer="layout" svg:width="1.213cm" svg:height="0.276cm" svg:x="4.86cm" svg:y="9.959cm">
          <draw:text-box>
            <text:p><text:span text:style-name="T8"><text:s/></text:span><text:span text:style-name="T8">Succinate </text:span></text:p>
          </draw:text-box>
          <draw:glue-point draw:id="4" svg:x="5cm" svg:y="5cm"/>
          <draw:glue-point draw:id="5" svg:x="5cm" svg:y="-5cm"/>
          <draw:glue-point draw:id="6" svg:x="-5cm" svg:y="-4.891cm"/>
        </draw:frame>
        <draw:connector draw:style-name="gr21" draw:text-style-name="P12" draw:layer="layout" draw:type="line" svg:x1="3.862cm" svg:y1="2.088cm" svg:x2="5.146cm" svg:y2="3.351cm" draw:start-shape="id1" draw:start-glue-point="4" draw:end-shape="id2" draw:end-glue-point="6" svg:d="M3862 2088l1284 1263" svg:viewBox="0 0 1285 1264">
          <text:p><text:span text:style-name="T11">PKM1</text:span></text:p>
        </draw:connector>
        <draw:connector draw:style-name="gr21" draw:text-style-name="P12" draw:layer="layout" draw:type="line" svg:x1="6.885cm" svg:y1="2.088cm" svg:x2="5.592cm" svg:y2="3.351cm" draw:start-shape="id3" draw:start-glue-point="4" draw:end-shape="id2" draw:end-glue-point="7" svg:d="M6885 2088l-1293 1263" svg:viewBox="0 0 1294 1264">
          <text:p><text:span text:style-name="T11">LDH1/B</text:span></text:p>
        </draw:connector>
        <draw:connector draw:style-name="gr22" draw:text-style-name="P13" draw:layer="layout" draw:type="line" svg:x1="3.564cm" svg:y1="6.922cm" svg:x2="3.564cm" svg:y2="2.088cm" draw:start-shape="id4" draw:start-glue-point="0" draw:end-shape="id1" draw:end-glue-point="2" svg:d="M3564 6922v-4834" svg:viewBox="0 0 1 4835">
          <text:p><text:span text:style-name="T10"/></text:p>
          <text:p><text:span text:style-name="T10">PEPCK</text:span></text:p>
          <text:p><text:span text:style-name="T12"/></text:p>
        </draw:connector>
        <draw:connector draw:style-name="gr23" draw:text-style-name="P12" draw:layer="layout" draw:type="line" svg:x1="3.35cm" svg:y1="3.489cm" svg:x2="4.902cm" svg:y2="3.489cm" draw:start-shape="id5" draw:start-glue-point="1" draw:end-shape="id2" draw:end-glue-point="3" svg:d="M3350 3489h1552" svg:viewBox="0 0 1553 1">
          <text:p><text:span text:style-name="T11"><text:s/></text:span><text:span text:style-name="T11">ME </text:span></text:p>
        </draw:connector>
        <draw:connector draw:style-name="gr23" draw:text-style-name="P12" draw:layer="layout" draw:type="line" svg:x1="7.513cm" svg:y1="3.489cm" svg:x2="5.869cm" svg:y2="3.489cm" draw:start-shape="id6" draw:start-glue-point="3" draw:end-shape="id2" draw:end-glue-point="1" svg:d="M7513 3489h-1644" svg:viewBox="0 0 1645 1">
          <text:p><text:span text:style-name="T11"><text:s/></text:span><text:span text:style-name="T11">ALT </text:span></text:p>
        </draw:connector>
        <draw:connector draw:style-name="gr24" draw:text-style-name="P5" draw:layer="layout" draw:type="line" svg:x1="5.385cm" svg:y1="3.627cm" svg:x2="5.385cm" svg:y2="4.407cm" draw:start-shape="id2" draw:start-glue-point="2" draw:end-shape="id7" draw:end-glue-point="0" svg:d="M5385 3627v780" svg:viewBox="0 0 1 781">
          <text:p/>
        </draw:connector>
        <draw:connector draw:style-name="gr21" draw:text-style-name="P14" draw:layer="layout" draw:type="line" svg:x1="5.385cm" svg:y1="4.683cm" svg:x2="5.385cm" svg:y2="6.022cm" draw:start-shape="id7" draw:start-glue-point="2" draw:end-shape="id8" draw:end-glue-point="0" svg:d="M5385 4683v1339" svg:viewBox="0 0 1 1340">
          <text:p><text:span text:style-name="T10">PDH</text:span></text:p>
        </draw:connector>
        <draw:connector draw:style-name="gr24" draw:text-style-name="P5" draw:layer="layout" draw:type="line" svg:x1="3.857cm" svg:y1="7.06cm" svg:x2="6.909cm" svg:y2="7.06cm" draw:start-shape="id4" draw:start-glue-point="1" draw:end-shape="id9" draw:end-glue-point="3" svg:d="M3857 7060h3052" svg:viewBox="0 0 3053 1">
          <text:p/>
        </draw:connector>
        <draw:connector draw:style-name="gr23" draw:text-style-name="P14" draw:layer="layout" draw:type="line" svg:x1="3.857cm" svg:y1="7.198cm" svg:x2="7.904cm" svg:y2="8.197cm" draw:start-shape="id4" draw:start-glue-point="6" draw:end-shape="id10" draw:end-glue-point="3" svg:d="M3857 7198l4047 999" svg:viewBox="0 0 4048 1000">
          <text:p><text:span text:style-name="T10">AST</text:span></text:p>
        </draw:connector>
        <draw:connector draw:style-name="gr24" draw:text-style-name="P5" draw:layer="layout" draw:type="line" svg:x1="7.352cm" svg:y1="7.198cm" svg:x2="8.204cm" svg:y2="8.059cm" draw:start-shape="id9" draw:start-glue-point="2" draw:end-shape="id10" draw:end-glue-point="0" svg:d="M7352 7198l852 861" svg:viewBox="0 0 853 862">
          <text:p/>
        </draw:connector>
        <draw:connector draw:style-name="gr25" draw:text-style-name="P5" draw:layer="layout" draw:type="line" svg:x1="8.204cm" svg:y1="8.335cm" svg:x2="7.352cm" svg:y2="9.224cm" draw:start-shape="id10" draw:start-glue-point="2" draw:end-shape="id11" draw:end-glue-point="0" svg:d="M8204 8335l-852 889" svg:viewBox="0 0 853 890">
          <text:p/>
        </draw:connector>
        <draw:connector draw:style-name="gr26" draw:text-style-name="P5" draw:layer="layout" draw:type="line" svg:x1="7.352cm" svg:y1="9.5cm" svg:x2="6.073cm" svg:y2="10.097cm" draw:start-shape="id11" draw:start-glue-point="2" draw:end-shape="id12" draw:end-glue-point="1" svg:d="M7352 9500l-1279 597" svg:viewBox="0 0 1280 598">
          <text:p/>
        </draw:connector>
        <draw:connector draw:style-name="gr24" draw:text-style-name="P5" draw:layer="layout" draw:type="line" svg:x1="4.86cm" svg:y1="10.097cm" svg:x2="3.564cm" svg:y2="9.535cm" draw:start-shape="id12" draw:start-glue-point="3" draw:end-shape="id13" draw:end-glue-point="2" svg:d="M4860 10097l-1296-562" svg:viewBox="0 0 1297 563">
          <text:p/>
        </draw:connector>
        <draw:connector draw:style-name="gr26" draw:text-style-name="P5" draw:layer="layout" draw:type="line" svg:x1="3.564cm" svg:y1="9.259cm" svg:x2="2.891cm" svg:y2="8.335cm" draw:start-shape="id13" draw:start-glue-point="0" draw:end-shape="id14" draw:end-glue-point="2" svg:d="M3564 9259l-673-924" svg:viewBox="0 0 674 925">
          <text:p/>
        </draw:connector>
        <draw:connector draw:style-name="gr26" draw:text-style-name="P5" draw:layer="layout" draw:type="line" svg:x1="2.891cm" svg:y1="8.059cm" svg:x2="3.564cm" svg:y2="7.198cm" draw:start-shape="id14" draw:start-glue-point="0" draw:end-shape="id4" draw:end-glue-point="2" svg:d="M2891 8059l673-861" svg:viewBox="0 0 674 862">
          <text:p/>
        </draw:connector>
        <draw:connector draw:style-name="gr24" draw:text-style-name="P5" draw:layer="layout" draw:type="line" svg:x1="8.504cm" svg:y1="4.683cm" svg:x2="8.504cm" svg:y2="8.059cm" draw:start-shape="id15" draw:start-glue-point="4" draw:end-shape="id10" draw:end-glue-point="5" svg:d="M8504 4683v3376" svg:viewBox="0 0 1 3377">
          <text:p/>
        </draw:connector>
        <draw:connector draw:style-name="gr26" draw:text-style-name="P5" draw:layer="layout" draw:type="line" svg:x1="2.451cm" svg:y1="8.059cm" svg:x2="2.45cm" svg:y2="3.627cm" draw:start-shape="id14" draw:start-glue-point="6" draw:end-shape="id5" draw:end-glue-point="6" svg:d="M2451 8059l-1-4432" svg:viewBox="0 0 2 4433">
          <text:p/>
        </draw:connector>
        <draw:connector draw:style-name="gr24" draw:text-style-name="P5" draw:layer="layout" draw:type="line" svg:x1="6.685cm" svg:y1="6.155cm" svg:x2="6.062cm" svg:y2="6.161cm" draw:start-shape="id16" draw:start-glue-point="3" draw:end-shape="id8" draw:end-glue-point="1" svg:d="M6685 6155l-623 6" svg:viewBox="0 0 624 7">
          <text:p/>
        </draw:connector>
        <draw:connector draw:style-name="gr21" draw:text-style-name="P15" draw:layer="layout" draw:line-skew="-0.08cm" svg:x1="4.902cm" svg:y1="4.545cm" svg:x2="3.857cm" svg:y2="6.926cm" draw:start-shape="id7" draw:start-glue-point="3" draw:end-shape="id4" draw:end-glue-point="5" svg:d="M4902 4545h-602v2381h-443" svg:viewBox="0 0 1046 2382">
          <text:p><text:span text:style-name="T10"><text:s text:c="4"/></text:span><text:span text:style-name="T10">PC <text:s text:c="5"/></text:span></text:p>
          <text:p><text:span text:style-name="T12"/></text:p>
          <text:p><text:span text:style-name="T12"/></text:p>
          <text:p><text:span text:style-name="T12"/></text:p>
          <text:p><text:span text:style-name="T12"/></text:p>
          <text:p><text:span text:style-name="T10"/></text:p>
        </draw:connector>
        <draw:line draw:style-name="gr24" draw:text-style-name="P5" draw:layer="layout" svg:x1="5.392cm" svg:y1="6.4cm" svg:x2="5.392cm" svg:y2="7.06cm">
          <text:p/>
        </draw:line>
        <draw:custom-shape draw:style-name="gr27" draw:text-style-name="P17" draw:layer="layout" svg:width="0.3cm" svg:height="0.3cm" svg:x="4.421cm" svg:y="2.16cm">
          <text:p text:style-name="P16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3cm" svg:height="0.3cm" svg:x="5.921cm" svg:y="2.161cm">
          <text:p text:style-name="P16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3cm" svg:height="0.3cm" svg:x="3.922cm" svg:y="3.019cm">
          <text:p text:style-name="P16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3cm" svg:height="0.3cm" svg:x="6.538cm" svg:y="3.019cm">
          <text:p text:style-name="P16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3cm" svg:height="0.3cm" svg:x="4.395cm" svg:y="4.735cm">
          <text:p text:style-name="P16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3cm" svg:height="0.3cm" svg:x="6.239cm" svg:y="4.735cm">
          <text:p text:style-name="P16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3cm" svg:height="0.3cm" svg:x="6.222cm" svg:y="5.762cm">
          <text:p text:style-name="P16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3cm" svg:height="0.3cm" svg:x="8.073cm" svg:y="5.763cm">
          <text:p text:style-name="P16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3cm" svg:height="0.3cm" svg:x="3.187cm" svg:y="4.735cm">
          <text:p text:style-name="P16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xml:id="id17" draw:id="id17" draw:layer="layout" svg:width="1.971cm" svg:height="0.653cm" svg:x="6.37cm" svg:y="10.247cm">
          <draw:text-box>
            <text:p text:style-name="P18"><text:span text:style-name="T10">Amino acids</text:span><text:span text:style-name="T10"><text:line-break/></text:span><text:span text:style-name="T10">Odd chain FAs</text:span></text:p>
          </draw:text-box>
          <draw:glue-point draw:id="4" svg:x="-5cm" svg:y="5cm"/>
          <draw:glue-point draw:id="5" svg:x="5.002cm" svg:y="-4.992cm"/>
        </draw:frame>
        <draw:custom-shape draw:style-name="gr27" draw:text-style-name="P17" draw:layer="layout" svg:width="0.377cm" svg:height="0.363cm" svg:x="8.035cm" svg:y="9.6cm">
          <text:p text:style-name="P16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5" draw:layer="layout" draw:line-skew="-0.333cm" svg:x1="8.341cm" svg:y1="10.573cm" svg:x2="8.149cm" svg:y2="9.362cm" draw:start-shape="id17" draw:start-glue-point="1" draw:end-shape="id11" draw:end-glue-point="1" svg:d="M8341 10573h167v-1211h-359" svg:viewBox="0 0 360 1212">
          <text:p/>
        </draw:connector>
        <draw:line draw:style-name="gr30" draw:text-style-name="P5" draw:layer="layout" svg:x1="6.7cm" svg:y1="5.47cm" svg:x2="5.729cm" svg:y2="5.47cm">
          <text:p/>
        </draw:line>
        <draw:frame draw:style-name="gr3" draw:text-style-name="P4" draw:layer="layout" svg:width="0.861cm" svg:height="0.278cm" svg:x="6.823cm" svg:y="5.331cm">
          <draw:text-box>
            <text:p text:style-name="P3"><text:span text:style-name="T1">PDP1,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color="#000000" draw:fill="solid" draw:fill-color="#dddddd" draw:fill-gradient-name="Gradient_20_2" draw:fill-hatch-name="Hatching_20_1" draw:fill-image-name="Bitmap_20_1" draw:auto-grow-width="true" fo:padding-bottom="0.13cm" fo:padding-left="0.25cm" fo:padding-right="0.25cm" draw:shadow="hidden"/>
      <style:paragraph-properties fo:text-align="center">
        <style:tab-stops/>
      </style:paragraph-properties>
      <style:text-properties style:font-name="DejaVu Sans1" fo:font-family="'DejaVu Sans'" style:font-style-name="Book" style:font-family-generic="swiss" style:font-pitch="variable" fo:background-color="transparen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8:05:45.049831917</meta:creation-date>
    <dc:date>2023-10-02T18:06:13.498038980</dc:date>
    <meta:editing-duration>PT28S</meta:editing-duration>
    <meta:editing-cycles>1</meta:editing-cycles>
    <meta:document-statistic meta:object-count="56"/>
    <meta:generator>LibreOffice/6.4.7.2$Linux_X86_64 LibreOffice_project/40$Build-2</meta:generator>
  </office:meta>
</office:document-meta>
</file>